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009cm" fo:margin-left="-0.1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.009cm" fo:margin-left="-0.123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-left="0.018cm" fo:padding-right="0.018cm" fo:padding-top="0cm" fo:padding-bottom="0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.009cm" fo:margin-left="-0.123cm" table:align="left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.009cm" fo:margin-left="-0.123cm" table:align="left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23.253cm" fo:margin-left="-0.018cm" table:align="left"/>
    </style:style>
    <style:style style:name="Tableau5.A" style:family="table-column">
      <style:table-column-properties style:column-width="2.963cm"/>
    </style:style>
    <style:style style:name="Tableau5.B" style:family="table-column">
      <style:table-column-properties style:column-width="4.939cm"/>
    </style:style>
    <style:style style:name="Tableau5.C" style:family="table-column">
      <style:table-column-properties style:column-width="10.351cm"/>
    </style:style>
    <style:style style:name="Tableau5.D" style:family="table-column">
      <style:table-column-properties style:column-width="3cm"/>
    </style:style>
    <style:style style:name="Tableau5.E" style:family="table-column">
      <style:table-column-properties style:column-width="2cm"/>
    </style:style>
    <style:style style:name="Tableau5.1" style:family="table-row">
      <style:table-row-properties style:min-row-height="1.058cm" style:use-optimal-row-height="false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1pt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pt solid #ffffff" style:writing-mode="lr-tb">
        <style:background-image/>
      </style:table-cell-properties>
    </style:style>
    <style:style style:name="Tableau5.2" style:family="table-row">
      <style:table-row-properties style:min-row-height="2.143cm" style:use-optimal-row-height="false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D2" style:family="table-cell">
      <style:table-cell-properties style:vertical-align="middle" fo:background-color="#bdd6ee" fo:padding-left="0.123cm" fo:padding-right="0.123cm" fo:padding-top="0cm" fo:padding-bottom="0cm" fo:border-left="0.5pt solid #ffffff" fo:border-right="none" fo:border-top="0.5pt solid #00ffff" fo:border-bottom="0.5pt solid #ffffff" style:writing-mode="lr-tb">
        <style:background-image/>
      </style:table-cell-properties>
    </style:style>
    <style:style style:name="Tableau5.3" style:family="table-row">
      <style:table-row-properties style:min-row-height="3.997cm" style:use-optimal-row-height="false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4" style:family="table-row">
      <style:table-row-properties style:min-row-height="0.529cm" style:use-optimal-row-height="false"/>
    </style:style>
    <style:style style:name="Tableau5.D4" style:family="table-cell">
      <style:table-cell-properties style:vertical-align="middle" fo:background-color="#bdd6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12" style:family="table-row">
      <style:table-row-properties style:min-row-height="2.032cm" style:use-optimal-row-height="false"/>
    </style:style>
    <style:style style:name="Tableau5.C12" style:family="table-cell">
      <style:table-cell-properties style:vertical-align="bottom" fo:background-color="#bdd7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A1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leau5.B1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P1" style:family="paragraph" style:parent-style-name="Text_20_body_20__28_user_29_">
      <style:paragraph-properties fo:text-align="center" style:justify-single-word="false"/>
    </style:style>
    <style:style style:name="P2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_20__28_user_29_">
      <style:paragraph-properties fo:text-align="start" style:justify-single-word="false"/>
    </style:style>
    <style:style style:name="P4" style:family="paragraph" style:parent-style-name="Table_20_Contents_20__28_user_29_">
      <style:paragraph-properties style:snap-to-layout-grid="false"/>
    </style:style>
    <style:style style:name="P5" style:family="paragraph" style:parent-style-name="Table_20_Contents_20__28_user_29_">
      <style:text-properties fo:font-weight="bold" style:font-weight-asian="bold" style:font-weight-complex="bold"/>
    </style:style>
    <style:style style:name="P6" style:family="paragraph" style:parent-style-name="Sans_20_interligne">
      <style:text-properties style:font-name="Liberation Serif" style:font-name-complex="Liberation Serif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color="#000000" fo:font-size="10pt" style:font-name-asian="Times New Roman" style:font-size-asian="10pt" style:language-asian="fr" style:country-asian="FR" style:font-size-complex="10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fo:font-size="10pt" fo:font-weight="bold" style:font-name-asian="Times New Roman" style:font-size-asian="10pt" style:language-asian="fr" style:country-asian="FR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0pt" fo:font-weight="bold" style:font-name-asian="Times New Roman" style:font-size-asian="10pt" style:language-asian="fr" style:country-asian="FR" style:font-weight-asian="bold" style:font-size-complex="10pt" style:font-weight-complex="bold"/>
    </style:style>
    <style:style style:name="P11" style:family="paragraph" style:parent-style-name="Standard" style:master-page-name="MP1">
      <style:paragraph-properties style:page-number="auto" fo:break-before="page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fo:font-size="10pt" style:font-name-asian="Times New Roman" style:font-size-asian="10pt" style:language-asian="fr" style:country-asian="FR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fo:font-size="10pt" fo:font-weight="bold" style:font-name-asian="Times New Roman" style:font-size-asian="10pt" style:language-asian="fr" style:country-asian="FR" style:font-weight-asian="bold" style:font-size-complex="10pt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2" style:family="text">
      <style:text-properties fo:font-style="normal" style:font-style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10pt" fo:font-weight="bold" style:font-name-asian="Times New Roman" style:font-size-asian="10pt" style:language-asian="fr" style:country-asian="FR" style:font-weight-asian="bold" style:font-size-complex="10pt" style:font-weight-complex="bold"/>
    </style:style>
    <style:style style:name="T5" style:family="text">
      <style:text-properties fo:color="#000000" fo:font-size="10pt" style:font-name-asian="Times New Roman" style:font-size-asian="10pt" style:language-asian="fr" style:country-asian="FR" style:font-size-complex="10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Police_20_par_20_défaut"><text:span text:style-name="T1">GROUPE C <text:s text:c="14"/>Découpage en lots/livrables</text:span></text:span></text:p>
      <text:h text:style-name="P14" text:outline-level="1"/>
      <text:h text:style-name="P15" text:outline-level="1">Découpage en lots/livrables</text:h>
      <text:p text:style-name="P1"/>
      <text:p text:style-name="Text_20_body_20__28_user_29_"/>
      <text:p text:style-name="P2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B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WW-Standard">Sébastien TROUSSE</text:p>
          </table:table-cell>
          <table:table-cell table:style-name="Tableau1.B2" office:value-type="string">
            <text:p text:style-name="P4"><text:s/>Quentin CHEYNET</text:p>
            <text:p text:style-name="P4"><text:s/>Jérémy VAZ BORGES</text:p>
          </table:table-cell>
          <table:table-cell table:style-name="Tableau1.C2" office:value-type="string">
            <text:p text:style-name="Table_20_Contents_20__28_user_29_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_20__28_user_29_"><text:span text:style-name="Police_20_par_20_défaut"><text:span text:style-name="T3">Rédigé le</text:span></text:span> : 01/11/2013</text:p>
          </table:table-cell>
          <table:table-cell table:style-name="Tableau1.B2" office:value-type="string">
            <text:p text:style-name="Table_20_Contents_20__28_user_29_"><text:span text:style-name="Police_20_par_20_défaut"><text:span text:style-name="T3">Approuvé le</text:span></text:span> : 04/11/2013</text:p>
          </table:table-cell>
          <table:table-cell table:style-name="Tableau1.C2" office:value-type="string">
            <text:p text:style-name="Table_20_Contents_20__28_user_29_"><text:span text:style-name="Police_20_par_20_défaut"><text:span text:style-name="T3">Validé le </text:span></text:span>:</text:p>
          </table:table-cell>
        </table:table-row>
      </table:table>
      <text:p text:style-name="Text_20_body_20__28_user_29_"/>
      <text:p text:style-name="P2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Diffusion</text:p>
          </table:table-cell>
          <table:table-cell table:style-name="Tableau2.B1" office:value-type="string">
            <text:p text:style-name="P5">Externe</text:p>
          </table:table-cell>
        </table:table-row>
        <table:table-row>
          <table:table-cell table:style-name="Tableau2.A2" office:value-type="string">
            <text:p text:style-name="Table_20_Contents_20__28_user_29_">À :</text:p>
          </table:table-cell>
          <table:table-cell table:style-name="Tableau2.B2" office:value-type="string">
            <text:p text:style-name="Table_20_Contents_20__28_user_29_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_20__28_user_29_">Copie à :</text:p>
          </table:table-cell>
          <table:table-cell table:style-name="Tableau2.B2" office:value-type="string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_20_body_20__28_user_29_"/>
      <text:p text:style-name="P2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5">Document</text:p>
          </table:table-cell>
        </table:table-row>
        <table:table-row>
          <table:table-cell table:style-name="Tableau3.A2" office:value-type="string">
            <text:p text:style-name="P6"/>
          </table:table-cell>
          <table:table-cell table:style-name="Tableau3.B2" office:value-type="string">
            <text:p text:style-name="P6"/>
          </table:table-cell>
        </table:table-row>
      </table:table>
      <text:p text:style-name="Text_20_body_20__28_user_29_"/>
      <text:p text:style-name="P2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B1" office:value-type="string">
            <text:p text:style-name="P5">Auteurs</text:p>
          </table:table-cell>
          <table:table-cell table:style-name="Tableau4.B1" office:value-type="string">
            <text:p text:style-name="P5">Approbateurs</text:p>
          </table:table-cell>
          <table:table-cell table:style-name="Tableau4.B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B2" office:value-type="string">
            <text:p text:style-name="WW-Standard">Sébastien TROUSSE</text:p>
          </table:table-cell>
          <table:table-cell table:style-name="Tableau4.B2" office:value-type="string">
            <text:p text:style-name="P4"><text:s/>Quentin CHEYNET</text:p>
            <text:p text:style-name="P4"><text:s/>Jérémy VAZ BORGES</text:p>
          </table:table-cell>
          <table:table-cell table:style-name="Tableau4.B2" office:value-type="string">
            <text:p text:style-name="Table_20_Contents_20__28_user_29_">23/10/2013</text:p>
          </table:table-cell>
          <table:table-cell table:style-name="Tableau4.E2" office:value-type="string">
            <text:p text:style-name="Table_20_Contents_20__28_user_29_">Création du document</text:p>
          </table:table-cell>
        </table:table-row>
      </table:table>
      <text:p text:style-name="P11"><draw:frame draw:style-name="fr1" draw:name="Cadre1" text:anchor-type="char" svg:x="-0.123cm" svg:y="0.531cm" svg:width="24.488cm" style:rel-width="scale" svg:height="15.471cm" style:rel-height="scale" draw:z-index="0"><draw:text-box><table:table table:name="Tableau5" table:style-name="Tableau5"><table:table-column table:style-name="Tableau5.A"/><table:table-column table:style-name="Tableau5.B"/><table:table-column table:style-name="Tableau5.C"/><table:table-column table:style-name="Tableau5.D"/><table:table-column table:style-name="Tableau5.E"/><table:table-row table:style-name="Tableau5.1"><table:table-cell table:style-name="Tableau5.A1" office:value-type="string"><text:p text:style-name="P10">Numéro Lot</text:p></table:table-cell><table:table-cell table:style-name="Tableau5.B1" office:value-type="string"><text:p text:style-name="P10">Nom du lot</text:p></table:table-cell><table:table-cell table:style-name="Tableau5.B1" office:value-type="string"><text:p text:style-name="P10">Description du lot</text:p></table:table-cell><table:table-cell table:style-name="Tableau5.B1" office:value-type="string"><text:p text:style-name="P10">Date de livraison</text:p></table:table-cell><table:table-cell table:style-name="Tableau5.B1" office:value-type="string"><text:p text:style-name="P10">Numéro de livraison</text:p></table:table-cell></table:table-row><table:table-row table:style-name="Tableau5.2"><table:table-cell table:style-name="Tableau5.A2" office:value-type="string"><text:p text:style-name="P7">1</text:p></table:table-cell><table:table-cell table:style-name="Tableau5.B2" office:value-type="string"><text:p text:style-name="P7">qbomberman_v1.0.tar.gz</text:p></table:table-cell><table:table-cell table:style-name="Tableau5.B2" office:value-type="string"><text:p text:style-name="P9"><text:span text:style-name="Police_20_par_20_défaut"><text:span text:style-name="T4">Version initiale du jeu avec les bases</text:span></text:span><text:span text:style-name="Police_20_par_20_défaut"><text:span text:style-name="T5"> :<text:line-break/> -Un personnage se déplace sur une carte (la plus simple possible : pas de case destructible pour le moment).<text:line-break/>-Mise en place du réseau (pour 2 joueurs)</text:span></text:span></text:p></table:table-cell><table:table-cell table:style-name="Tableau5.D2" office:value-type="string"><text:p text:style-name="P7">06/11/2013</text:p></table:table-cell><table:table-cell table:style-name="Tableau5.B2" office:value-type="string"><text:p text:style-name="P7">1</text:p></table:table-cell></table:table-row><table:table-row table:style-name="Tableau5.3"><table:table-cell table:style-name="Tableau5.A3" office:value-type="string"><text:p text:style-name="P7">2</text:p></table:table-cell><table:table-cell table:style-name="Tableau5.B3" office:value-type="string"><text:p text:style-name="P7">qbomberman_v1.0.pdf</text:p></table:table-cell><table:table-cell table:style-name="Tableau5.B3" office:value-type="string"><text:p text:style-name="P9"><text:span text:style-name="Police_20_par_20_défaut"><text:span text:style-name="T4">Documentation : </text:span></text:span><text:span text:style-name="Police_20_par_20_défaut"><text:span text:style-name="T5"><text:line-break/>-Phase de lancement complète<text:line-break/>-Cahier des charges partiel<text:line-break/>-CR réunion interne n°1<text:line-break/>-CR réunion externe n°1<text:line-break/>-Fiche d'itération prévisionnelle n°1<text:line-break/>-Dossier d'Analyse Technique partiel<text:line-break/>-Cahier des charges partiel</text:span></text:span></text:p></table:table-cell><table:table-cell table:style-name="Tableau5.B3" office:value-type="string"><text:p text:style-name="P7">06/11/2013</text:p></table:table-cell><table:table-cell table:style-name="Tableau5.B3" office:value-type="string"><text:p text:style-name="P7">1</text:p></table:table-cell></table:table-row><table:table-row table:style-name="Tableau5.4"><table:table-cell table:style-name="Tableau5.A2" office:value-type="string"><text:p text:style-name="P7">3</text:p></table:table-cell><table:table-cell table:style-name="Tableau5.B2" office:value-type="string"><text:p text:style-name="P7">qbomberman_v2.0.tar.gz</text:p></table:table-cell><table:table-cell table:style-name="Tableau5.B2" office:value-type="string"><text:p text:style-name="P8">Nouvelle version du jeu :</text:p></table:table-cell><table:table-cell table:style-name="Tableau5.D4" office:value-type="string"><text:p text:style-name="P7">13/11/2013</text:p></table:table-cell><table:table-cell table:style-name="Tableau5.B2" office:value-type="string"><text:p text:style-name="P7">2</text:p></table:table-cell></table:table-row><table:table-row table:style-name="Tableau5.4"><table:table-cell table:style-name="Tableau5.A3" office:value-type="string"><text:p text:style-name="P7">4</text:p></table:table-cell><table:table-cell table:style-name="Tableau5.B3" office:value-type="string"><text:p text:style-name="P7">qbomberman_v2.0.pdf</text:p></table:table-cell><table:table-cell table:style-name="Tableau5.B3" office:value-type="string"><text:p text:style-name="P8">Documentation :</text:p></table:table-cell><table:table-cell table:style-name="Tableau5.B3" office:value-type="string"><text:p text:style-name="P7">13/11/2013</text:p></table:table-cell><table:table-cell table:style-name="Tableau5.B3" office:value-type="string"><text:p text:style-name="P7">2</text:p></table:table-cell></table:table-row><table:table-row table:style-name="Tableau5.4"><table:table-cell table:style-name="Tableau5.A2" office:value-type="string"><text:p text:style-name="P7">5</text:p></table:table-cell><table:table-cell table:style-name="Tableau5.B2" office:value-type="string"><text:p text:style-name="P7">qbomberman_v3.0.tar.gz</text:p></table:table-cell><table:table-cell table:style-name="Tableau5.B2" office:value-type="string"><text:p text:style-name="P8">Ajout de caractéristiques complexes (paramètres) :</text:p></table:table-cell><table:table-cell table:style-name="Tableau5.D4" office:value-type="string"><text:p text:style-name="P7">20/11/2013</text:p></table:table-cell><table:table-cell table:style-name="Tableau5.B2" office:value-type="string"><text:p text:style-name="P7">3</text:p></table:table-cell></table:table-row><table:table-row table:style-name="Tableau5.4"><table:table-cell table:style-name="Tableau5.A3" office:value-type="string"><text:p text:style-name="P7">6</text:p></table:table-cell><table:table-cell table:style-name="Tableau5.B3" office:value-type="string"><text:p text:style-name="P7">qbomberman_v3.0.pdf</text:p></table:table-cell><table:table-cell table:style-name="Tableau5.B3" office:value-type="string"><text:p text:style-name="P8">Documentation :</text:p></table:table-cell><table:table-cell table:style-name="Tableau5.B3" office:value-type="string"><text:p text:style-name="P7">20/11/2013</text:p></table:table-cell><table:table-cell table:style-name="Tableau5.B3" office:value-type="string"><text:p text:style-name="P7">3</text:p></table:table-cell></table:table-row><table:table-row table:style-name="Tableau5.4"><table:table-cell table:style-name="Tableau5.A2" office:value-type="string"><text:p text:style-name="P7">7</text:p></table:table-cell><table:table-cell table:style-name="Tableau5.B2" office:value-type="string"><text:p text:style-name="P7">qbomberman_v4.0.tar.gz</text:p></table:table-cell><table:table-cell table:style-name="Tableau5.B2" office:value-type="string"><text:p text:style-name="P8">Ajout d’options diverses :</text:p></table:table-cell><table:table-cell table:style-name="Tableau5.D4" office:value-type="string"><text:p text:style-name="P7">27/11/2013</text:p></table:table-cell><table:table-cell table:style-name="Tableau5.B2" office:value-type="string"><text:p text:style-name="P7">4</text:p></table:table-cell></table:table-row><table:table-row table:style-name="Tableau5.4"><table:table-cell table:style-name="Tableau5.A3" office:value-type="string"><text:p text:style-name="P7">8</text:p></table:table-cell><table:table-cell table:style-name="Tableau5.B3" office:value-type="string"><text:p text:style-name="P7">qbomberman_v4.0.pdf</text:p></table:table-cell><table:table-cell table:style-name="Tableau5.B3" office:value-type="string"><text:p text:style-name="P8">Documentation :</text:p></table:table-cell><table:table-cell table:style-name="Tableau5.B3" office:value-type="string"><text:p text:style-name="P7">27/11/2013</text:p></table:table-cell><table:table-cell table:style-name="Tableau5.B3" office:value-type="string"><text:p text:style-name="P7">4</text:p></table:table-cell></table:table-row><table:table-row table:style-name="Tableau5.4"><table:table-cell table:style-name="Tableau5.A2" office:value-type="string"><text:p text:style-name="P7">9</text:p></table:table-cell><table:table-cell table:style-name="Tableau5.B2" office:value-type="string"><text:p text:style-name="P7">qbomberman_v5.0.tar.gz</text:p></table:table-cell><table:table-cell table:style-name="Tableau5.B2" office:value-type="string"><text:p text:style-name="P8">Possibilité du choix du mode de jeu :</text:p></table:table-cell><table:table-cell table:style-name="Tableau5.D4" office:value-type="string"><text:p text:style-name="P7">04/12/2013</text:p></table:table-cell><table:table-cell table:style-name="Tableau5.B2" office:value-type="string"><text:p text:style-name="P7">5</text:p></table:table-cell></table:table-row><table:table-row table:style-name="Tableau5.4"><table:table-cell table:style-name="Tableau5.A3" office:value-type="string"><text:p text:style-name="P7">10</text:p></table:table-cell><table:table-cell table:style-name="Tableau5.B3" office:value-type="string"><text:p text:style-name="P7">qbomberman_v5.0.pdf</text:p></table:table-cell><table:table-cell table:style-name="Tableau5.B3" office:value-type="string"><text:p text:style-name="P8">Documentation :</text:p></table:table-cell><table:table-cell table:style-name="Tableau5.B3" office:value-type="string"><text:p text:style-name="P7">04/12/2013</text:p></table:table-cell><table:table-cell table:style-name="Tableau5.B3" office:value-type="string"><text:p text:style-name="P7">5</text:p></table:table-cell></table:table-row><table:table-row table:style-name="Tableau5.12"><table:table-cell table:style-name="Tableau5.A2" office:value-type="string"><text:p text:style-name="P7">11</text:p></table:table-cell><table:table-cell table:style-name="Tableau5.B2" office:value-type="string"><text:p text:style-name="P7">qbomberman_vfinale.tar.gz</text:p></table:table-cell><table:table-cell table:style-name="Tableau5.C12" office:value-type="string"><text:p text:style-name="P8">Amélioration de la partie graphique et ajout de diverses options :</text:p></table:table-cell><table:table-cell table:style-name="Tableau5.D4" office:value-type="string"><text:p text:style-name="P7">11/12/2013</text:p></table:table-cell><table:table-cell table:style-name="Tableau5.B2" office:value-type="string"><text:p text:style-name="P7">6</text:p></table:table-cell></table:table-row><table:table-row table:style-name="Tableau5.4"><table:table-cell table:style-name="Tableau5.A13" office:value-type="string"><text:p text:style-name="P7">12</text:p></table:table-cell><table:table-cell table:style-name="Tableau5.B13" office:value-type="string"><text:p text:style-name="P7">qbomberman_vfinale.pdf</text:p></table:table-cell><table:table-cell table:style-name="Tableau5.B13" office:value-type="string"><text:p text:style-name="P8">Documentation :</text:p></table:table-cell><table:table-cell table:style-name="Tableau5.B13" office:value-type="string"><text:p text:style-name="P7">11/12/2013</text:p></table:table-cell><table:table-cell table:style-name="Tableau5.B13" office:value-type="string"><text:p text:style-name="P7">6</text:p></table:table-cell></table:table-row></table:table><text:p text:style-name="Normal"/></draw:text-box></draw:frame>Voici un tableau détaillant l’application qui doit être développée, découpée en différents lots et livrable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Droid Sans" style:font-size-asian="10pt" style:language-asian="fr" style:country-asian="FR" style:font-style-asian="normal" style:font-weight-asian="normal" style:font-name-complex="FreeSans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5%"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roid Sans" style:font-size-asian="14pt" style:font-name-complex="FreeSan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/>
      <style:text-properties style:font-name="Liberation Sans" fo:font-size="14pt" fo:font-weight="bold" style:font-name-asian="Droid Sans" style:font-size-asian="14pt" style:font-weight-asian="bold" style:font-name-complex="FreeSans1" style:font-size-complex="14pt" style:language-complex="hi" style:country-complex="IN" style:font-weight-complex="bold" fo:hyphenate="false"/>
    </style:style>
    <style:style style:name="Normal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size-complex="12pt" style:language-complex="hi" style:country-complex="IN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fo:hyphenate="false"/>
    </style:style>
    <style:style style:name="Sans_20_interligne" style:display-name="Sans interligne" style:family="paragraph">
      <style:paragraph-properties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WW-Standard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name-complex="FreeSans1" style:font-size-complex="12pt" style:language-complex="hi" style:country-complex="IN" fo:hyphenate="false"/>
    </style:style>
    <style:style style:name="Text_20_body_20__28_user_29_" style:display-name="Text body (user)" style:family="paragraph" style:parent-style-name="WW-Standard">
      <style:paragraph-properties fo:margin-top="0cm" fo:margin-bottom="0.212cm" fo:hyphenation-ladder-count="no-limit"/>
      <style:text-properties fo:hyphenate="false"/>
    </style:style>
    <style:style style:name="Table_20_Contents_20__28_user_29_" style:display-name="Table Contents (user)" style:family="paragraph" style:parent-style-name="WW-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>
      <style:text-properties style:font-name="Liberation Sans" fo:font-size="14pt" fo:font-weight="bold" style:letter-kerning="true" style:font-name-asian="Droid Sans" style:font-size-asian="14pt" style:language-asian="zh" style:country-asian="CN" style:font-weight-asian="bold" style:font-name-complex="FreeSans1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="2.499cm" fo:margin-top="2.499cm" fo:margin-bottom="2.49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Razor</meta:initial-creator>
    <meta:creation-date>2013-11-04T21:18:00Z</meta:creation-date>
    <dc:date>2013-11-05T13:11:08</dc:date>
    <meta:print-date>2013-11-03T21:05:00Z</meta:print-date>
    <meta:editing-cycles>12</meta:editing-cycles>
    <meta:editing-duration>PT7M53S</meta:editing-duration>
    <dc:creator>CHEYNET Quentin</dc:creator>
    <meta:document-statistic meta:table-count="5" meta:image-count="0" meta:object-count="0" meta:page-count="2" meta:paragraph-count="106" meta:word-count="272" meta:character-count="1861" meta:non-whitespace-character-count="167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